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$x$</text:p>
          </table:table-cell>
          <table:table-cell table:style-name="Default" office:value-type="string">
            <text:p>$O$</text:p>
          </table:table-cell>
          <table:table-cell table:style-name="Default" office:value-type="string">
            <text:p>$O'$</text:p>
          </table:table-cell>
          <table:table-cell table:number-columns-repeated="2"/>
          <table:table-cell office:value-type="string">
            <text:p>$x_1$</text:p>
          </table:table-cell>
          <table:table-cell table:style-name="Default" office:value-type="string">
            <text:p>$O$</text:p>
          </table:table-cell>
          <table:table-cell table:style-name="Default" office:value-type="string">
            <text:p>$O'$</text:p>
          </table:table-cell>
          <table:table-cell/>
          <table:table-cell office:value-type="string">
            <text:p>$x_2$</text:p>
          </table:table-cell>
          <table:table-cell office:value-type="string">
            <text:p>$O$</text:p>
          </table:table-cell>
          <table:table-cell office:value-type="string">
            <text:p>$O'$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.787">
            <text:p>21.787</text:p>
          </table:table-cell>
          <table:table-cell office:value-type="float" office:value="20.339">
            <text:p>20.339</text:p>
          </table:table-cell>
          <table:table-cell table:number-columns-repeated="2"/>
          <table:table-cell table:formula="oooc:=-2" office:value-type="float" office:value="-2">
            <text:p>-2</text:p>
          </table:table-cell>
          <table:table-cell office:value-type="float" office:value="102.091">
            <text:p>102.091</text:p>
          </table:table-cell>
          <table:table-cell office:value-type="float" office:value="100.462">
            <text:p>100.462</text:p>
          </table:table-cell>
          <table:table-cell/>
          <table:table-cell table:formula="oooc:=-0.5" office:value-type="float" office:value="-0.5">
            <text:p>-0.5</text:p>
          </table:table-cell>
          <table:table-cell table:style-name="ce1" office:value-type="float" office:value="200.364">
            <text:p>200.364</text:p>
          </table:table-cell>
          <table:table-cell table:style-name="ce1" office:value-type="float" office:value="200.207">
            <text:p>200.207</text:p>
          </table:table-cell>
          <table:table-cell table:number-columns-repeated="3"/>
        </table:table-row>
        <table:table-row table:style-name="ro1">
          <table:table-cell table:formula="oooc:=[.A2]+10" office:value-type="float" office:value="20">
            <text:p>20</text:p>
          </table:table-cell>
          <table:table-cell office:value-type="float" office:value="20.074">
            <text:p>20.074</text:p>
          </table:table-cell>
          <table:table-cell office:value-type="float" office:value="20.019">
            <text:p>20.019</text:p>
          </table:table-cell>
          <table:table-cell table:number-columns-repeated="2"/>
          <table:table-cell table:formula="oooc:=-1" office:value-type="float" office:value="-1">
            <text:p>-1</text:p>
          </table:table-cell>
          <table:table-cell office:value-type="float" office:value="101.416">
            <text:p>101.416</text:p>
          </table:table-cell>
          <table:table-cell office:value-type="float" office:value="100.305">
            <text:p>100.305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199.8">
            <text:p>199.800</text:p>
          </table:table-cell>
          <table:table-cell table:style-name="ce1" office:value-type="float" office:value="199.924">
            <text:p>199.924</text:p>
          </table:table-cell>
          <table:table-cell table:number-columns-repeated="3"/>
        </table:table-row>
        <table:table-row table:style-name="ro1">
          <table:table-cell table:formula="oooc:=[.A3]+10" office:value-type="float" office:value="30">
            <text:p>30</text:p>
          </table:table-cell>
          <table:table-cell office:value-type="float" office:value="19.263">
            <text:p>19.263</text:p>
          </table:table-cell>
          <table:table-cell office:value-type="float" office:value="19.831">
            <text:p>19.83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0.773">
            <text:p>100.773</text:p>
          </table:table-cell>
          <table:table-cell office:value-type="float" office:value="100.179">
            <text:p>100.179</text:p>
          </table:table-cell>
          <table:table-cell/>
          <table:table-cell office:value-type="float" office:value="0.5">
            <text:p>0.5</text:p>
          </table:table-cell>
          <table:table-cell table:style-name="ce1" office:value-type="float" office:value="199.321">
            <text:p>199.321</text:p>
          </table:table-cell>
          <table:table-cell table:style-name="ce1" office:value-type="float" office:value="199.799">
            <text:p>199.799</text:p>
          </table:table-cell>
          <table:table-cell table:number-columns-repeated="3"/>
        </table:table-row>
        <table:table-row table:style-name="ro1">
          <table:table-cell table:formula="oooc:=[.A4]+10" office:value-type="float" office:value="40">
            <text:p>40</text:p>
          </table:table-cell>
          <table:table-cell office:value-type="float" office:value="19.027">
            <text:p>19.027</text:p>
          </table:table-cell>
          <table:table-cell office:value-type="float" office:value="19.636">
            <text:p>19.63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.245">
            <text:p>100.245</text:p>
          </table:table-cell>
          <table:table-cell office:value-type="float" office:value="100.03">
            <text:p>100.030</text:p>
          </table:table-cell>
          <table:table-cell table:number-columns-repeated="7"/>
        </table:table-row>
        <table:table-row table:style-name="ro1">
          <table:table-cell table:formula="oooc:=[.A5]+10" office:value-type="float" office:value="50">
            <text:p>50</text:p>
          </table:table-cell>
          <table:table-cell office:value-type="float" office:value="18.993">
            <text:p>18.993</text:p>
          </table:table-cell>
          <table:table-cell office:value-type="float" office:value="19.45">
            <text:p>19.45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9.73">
            <text:p>99.730</text:p>
          </table:table-cell>
          <table:table-cell office:value-type="float" office:value="99.91">
            <text:p>99.910</text:p>
          </table:table-cell>
          <table:table-cell table:number-columns-repeated="7"/>
        </table:table-row>
        <table:table-row table:style-name="ro1">
          <table:table-cell table:formula="oooc:=[.A6]+10" office:value-type="float" office:value="60">
            <text:p>60</text:p>
          </table:table-cell>
          <table:table-cell office:value-type="float" office:value="19.135">
            <text:p>19.135</text:p>
          </table:table-cell>
          <table:table-cell office:value-type="float" office:value="19.535">
            <text:p>19.535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formula="oooc:=[.A7]+10" office:value-type="float" office:value="70">
            <text:p>70</text:p>
          </table:table-cell>
          <table:table-cell office:value-type="float" office:value="19.597">
            <text:p>19.597</text:p>
          </table:table-cell>
          <table:table-cell office:value-type="float" office:value="19.727">
            <text:p>19.727</text:p>
          </table:table-cell>
          <table:table-cell table:number-columns-repeated="12"/>
        </table:table-row>
        <table:table-row table:style-name="ro1">
          <table:table-cell table:formula="oooc:=[.A8]+10" office:value-type="float" office:value="80">
            <text:p>80</text:p>
          </table:table-cell>
          <table:table-cell office:value-type="float" office:value="20.154">
            <text:p>20.154</text:p>
          </table:table-cell>
          <table:table-cell table:style-name="ce2" office:value-type="float" office:value="20.101">
            <text:p>20.101</text:p>
          </table:table-cell>
          <table:table-cell table:number-columns-repeated="7"/>
          <table:table-cell table:style-name="ce1" table:formula="oooc:=-1.039" office:value-type="float" office:value="-1.039">
            <text:p>-1.039</text:p>
          </table:table-cell>
          <table:table-cell table:style-name="ce1" table:formula="oooc:=0.047" office:value-type="float" office:value="0.047">
            <text:p>0.047</text:p>
          </table:table-cell>
          <table:table-cell table:style-name="ce1"/>
          <table:table-cell table:style-name="ce1" office:value-type="float" office:value="199.827">
            <text:p>199.827</text:p>
          </table:table-cell>
          <table:table-cell table:style-name="ce1" office:value-type="float" office:value="0.019">
            <text:p>0.019</text:p>
          </table:table-cell>
        </table:table-row>
        <table:table-row table:style-name="ro1">
          <table:table-cell table:formula="oooc:=[.A9]+10" office:value-type="float" office:value="90">
            <text:p>90</text:p>
          </table:table-cell>
          <table:table-cell office:value-type="float" office:value="20.737">
            <text:p>20.737</text:p>
          </table:table-cell>
          <table:table-cell table:style-name="ce2" office:value-type="float" office:value="20.531">
            <text:p>20.531</text:p>
          </table:table-cell>
          <table:table-cell table:number-columns-repeated="7"/>
          <table:table-cell table:style-name="ce1" table:formula="oooc:=-0.41" office:value-type="float" office:value="-0.41">
            <text:p>-0.410</text:p>
          </table:table-cell>
          <table:table-cell table:style-name="ce1" office:value-type="float" office:value="0.087">
            <text:p>0.087</text:p>
          </table:table-cell>
          <table:table-cell table:style-name="ce1"/>
          <table:table-cell table:style-name="ce1" office:value-type="float" office:value="199.97">
            <text:p>199.970</text:p>
          </table:table-cell>
          <table:table-cell table:style-name="ce1" office:value-type="float" office:value="0.035">
            <text:p>0.03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ooc:=([.N9]-[.N10])/([.K10]-[.K9])" office:value-type="float" office:value="-0.227344992050876">
            <text:p>-0.23</text:p>
          </table:table-cell>
          <table:table-cell table:number-columns-repeated="4"/>
        </table:table-row>
        <table:table-row table:style-name="ro1">
          <table:table-cell/>
          <table:table-cell table:formula="oooc:=[.B4]-[.B3]" office:value-type="float" office:value="-0.811">
            <text:p>-0.811</text:p>
          </table:table-cell>
          <table:table-cell table:formula="oooc:=[.C4]-[.C3]" office:value-type="float" office:value="-0.187999999999999">
            <text:p>-0.188</text:p>
          </table:table-cell>
          <table:table-cell office:value-type="string">
            <text:p>x_0</text:p>
          </table:table-cell>
          <table:table-cell table:number-columns-repeated="2"/>
          <table:table-cell table:formula="oooc:=[.G6]-[.G5]" office:value-type="float" office:value="-0.515000000000001">
            <text:p>-0.515</text:p>
          </table:table-cell>
          <table:table-cell table:formula="oooc:=[.H6]-[.H5]" office:value-type="float" office:value="-0.120000000000005">
            <text:p>-0.120</text:p>
          </table:table-cell>
          <table:table-cell office:value-type="string">
            <text:p>x_0</text:p>
          </table:table-cell>
          <table:table-cell table:number-columns-repeated="6"/>
        </table:table-row>
        <table:table-row table:style-name="ro1">
          <table:table-cell/>
          <table:table-cell table:formula="oooc:=[.B3]-[.B14]*20" office:value-type="float" office:value="36.294">
            <text:p>36.294</text:p>
          </table:table-cell>
          <table:table-cell table:formula="oooc:=[.C3]-[.C14]*20" office:value-type="float" office:value="23.779">
            <text:p>23.779</text:p>
          </table:table-cell>
          <table:table-cell table:style-name="ce3" table:formula="oooc:=([.C15]-[.B15])/([.B14]-[.C14])" office:value-type="float" office:value="20.0882825040128">
            <text:p>20.1</text:p>
          </table:table-cell>
          <table:table-cell table:number-columns-repeated="2"/>
          <table:table-cell table:formula="oooc:=[.G5]-[.G14]*21" office:value-type="float" office:value="111.06">
            <text:p>111.060</text:p>
          </table:table-cell>
          <table:table-cell table:formula="oooc:=[.H5]-[.H14]*21" office:value-type="float" office:value="102.55">
            <text:p>102.550</text:p>
          </table:table-cell>
          <table:table-cell table:style-name="ce3" table:formula="oooc:=([.H15]-[.G15])/([.G14]-[.H14])" office:value-type="float" office:value="21.5443037974684">
            <text:p>21.5</text:p>
          </table:table-cell>
          <table:table-cell/>
          <table:table-cell table:formula="oooc:=[.I15]+[.K13]" office:value-type="float" office:value="21.3169588054175">
            <text:p>21.32</text:p>
          </table:table-cell>
          <table:table-cell table:formula="oooc:=(1/ABS([.K9]-[.K10]))*SQRT([.O9]^2+[.O10]^2+(([.N9]-[.N10])/([.K9]-[.K10]))^2*([.L9]^2+[.L10]^2))" office:value-type="float" office:value="0.0727053156048624">
            <text:p>0.0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0">20/04/2008</text:date>, <text:time>20:2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4-08T15:16:01</meta:creation-date>
    <dc:date>2008-04-20T20:20:32</dc:date>
    <meta:editing-cycles>12</meta:editing-cycles>
    <meta:editing-duration>PT8H20M12S</meta:editing-duration>
    <meta:user-defined meta:name="Info 1"/>
    <meta:user-defined meta:name="Info 2"/>
    <meta:user-defined meta:name="Info 3"/>
    <meta:user-defined meta:name="Info 4"/>
    <meta:document-statistic meta:table-count="3" meta:cell-count="83"/>
  </office:meta>
</office:document-meta>
</file>